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9900ff" style:text-underline-style="solid" style:text-underline-width="auto" style:text-underline-color="font-color" fo:font-weight="bold" officeooo:rsid="0012c464" officeooo:paragraph-rsid="0012c464" style:font-weight-asian="bold" style:font-weight-complex="bold"/>
    </style:style>
    <style:style style:name="P2" style:family="paragraph" style:parent-style-name="Standard">
      <style:text-properties fo:color="#9900ff" style:text-underline-style="solid" style:text-underline-width="auto" style:text-underline-color="font-color" fo:font-weight="bold" officeooo:rsid="0012c464" officeooo:paragraph-rsid="00182410" style:font-weight-asian="bold" style:font-weight-complex="bold"/>
    </style:style>
    <style:style style:name="P3" style:family="paragraph" style:parent-style-name="Standard">
      <style:text-properties fo:color="#000000" style:text-underline-style="none" fo:font-weight="normal" officeooo:rsid="00153c69" officeooo:paragraph-rsid="00153c69" style:font-weight-asian="normal" style:font-weight-complex="normal"/>
    </style:style>
    <style:style style:name="P4" style:family="paragraph" style:parent-style-name="Standard">
      <style:text-properties fo:color="#000000" style:text-underline-style="none" fo:font-weight="normal" officeooo:rsid="00153c69" officeooo:paragraph-rsid="00182410" style:font-weight-asian="normal" style:font-weight-complex="normal"/>
    </style:style>
    <style:style style:name="P5" style:family="paragraph" style:parent-style-name="Standard">
      <style:text-properties fo:color="#000000" style:text-underline-style="none" fo:font-weight="normal" officeooo:rsid="0016faf7" officeooo:paragraph-rsid="00182410" style:font-weight-asian="normal" style:font-weight-complex="normal"/>
    </style:style>
    <style:style style:name="P6" style:family="paragraph" style:parent-style-name="Standard">
      <style:text-properties fo:color="#000000" style:text-underline-style="none" fo:font-weight="normal" officeooo:rsid="00199028" officeooo:paragraph-rsid="00199028" style:font-weight-asian="normal" style:font-weight-complex="normal"/>
    </style:style>
    <style:style style:name="P7" style:family="paragraph" style:parent-style-name="Standard">
      <style:text-properties fo:color="#000000" style:text-underline-style="none" fo:font-weight="normal" officeooo:rsid="001a2981" officeooo:paragraph-rsid="001a2981" style:font-weight-asian="normal" style:font-weight-complex="normal"/>
    </style:style>
    <style:style style:name="P8" style:family="paragraph" style:parent-style-name="Standard">
      <style:text-properties fo:color="#000000" style:text-underline-style="none" fo:font-weight="normal" officeooo:rsid="001c0439" officeooo:paragraph-rsid="001c0439" style:font-weight-asian="normal" style:font-weight-complex="normal"/>
    </style:style>
    <style:style style:name="T1" style:family="text">
      <style:text-properties officeooo:rsid="001cb0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2">Model</text:p>
      <text:p text:style-name="P2"/>
      <text:p text:style-name="P5">Defined the search function in user model</text:p>
      <text:p text:style-name="P2"/>
      <text:p text:style-name="P2"/>
      <text:p text:style-name="P2">Controller</text:p>
      <text:p text:style-name="P2"/>
      <text:p text:style-name="P3">Made a method index in users_controller which finds users which have the input data(:term) in their name and works with AJAX</text:p>
      <text:p text:style-name="P3"/>
      <text:p text:style-name="P1"/>
      <text:p text:style-name="P1">View</text:p>
      <text:p text:style-name="P1"/>
      <text:p text:style-name="P6">Used form_tag and text_field_tag for making the search view inside navbar partial file</text:p>
      <text:p text:style-name="P6"/>
      <text:p text:style-name="P7">Made a partial file for users_result</text:p>
      <text:p text:style-name="P7"/>
      <text:p text:style-name="P7">Made index.js.erb file for AJAX search</text:p>
      <text:p text:style-name="P7"/>
      <text:p text:style-name="P8">Added the feature to search results while we type in the search, <text:span text:style-name="T1">used javascript to trigger bootstrap’s popover compon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8:15:00.976708014</meta:creation-date>
    <dc:date>2018-11-15T21:30:16.458596702</dc:date>
    <meta:editing-duration>PT2H57M31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75" meta:character-count="465" meta:non-whitespace-character-count="399"/>
  </office:meta>
</office:document-meta>
</file>